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00e8" officeooo:paragraph-rsid="001c00e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3f13" officeooo:paragraph-rsid="001d3f13" style:font-weight-asian="bold" style:font-weight-complex="bold"/>
    </style:style>
    <style:style style:name="P3" style:family="paragraph" style:parent-style-name="Standard">
      <style:text-properties officeooo:rsid="00243dba" officeooo:paragraph-rsid="001b97f6"/>
    </style:style>
    <style:style style:name="P4" style:family="paragraph" style:parent-style-name="Standard">
      <style:text-properties officeooo:paragraph-rsid="001c86f5"/>
    </style:style>
    <style:style style:name="P5" style:family="paragraph" style:parent-style-name="Standard">
      <style:text-properties officeooo:rsid="001c00e8" officeooo:paragraph-rsid="001c86f5"/>
    </style:style>
    <style:style style:name="P6" style:family="paragraph" style:parent-style-name="Standard" style:list-style-name="L1">
      <style:text-properties officeooo:paragraph-rsid="001d3f13"/>
    </style:style>
    <style:style style:name="P7" style:family="paragraph" style:parent-style-name="Standard" style:list-style-name="L1">
      <style:text-properties officeooo:paragraph-rsid="001b97f6"/>
    </style:style>
    <style:style style:name="P8" style:family="paragraph" style:parent-style-name="Standard" style:list-style-name="L2">
      <style:text-properties officeooo:paragraph-rsid="001c00e8"/>
    </style:style>
    <style:style style:name="P9" style:family="paragraph" style:parent-style-name="Standard">
      <style:text-properties officeooo:paragraph-rsid="001c00e8"/>
    </style:style>
    <style:style style:name="P10" style:family="paragraph" style:parent-style-name="Standard">
      <style:text-properties officeooo:paragraph-rsid="0024aab5"/>
    </style:style>
    <style:style style:name="T1" style:family="text">
      <style:text-properties officeooo:rsid="00243dba"/>
    </style:style>
    <style:style style:name="T2" style:family="text">
      <style:text-properties officeooo:rsid="001ae329"/>
    </style:style>
    <style:style style:name="T3" style:family="text">
      <style:text-properties officeooo:rsid="001c00e8"/>
    </style:style>
    <style:style style:name="T4" style:family="text">
      <style:text-properties officeooo:rsid="001d3f13"/>
    </style:style>
    <style:style style:name="T5" style:family="text">
      <style:text-properties officeooo:rsid="0022eef4"/>
    </style:style>
    <style:style style:name="T6" style:family="text">
      <style:text-properties officeooo:rsid="0024aa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cursive algorithms</text:p>
      <text:list xml:id="list1025102543225368998" text:style-name="L1">
        <text:list-item>
          <text:p text:style-name="P6"><text:a xlink:type="simple" xlink:href="../Algorithms%20in%20C++,%20Parts%201-4~%20Fundamentals,%20Data%20Structure,%20Sorting,%20Searching%20-%203rd%20Edition%20-%20Sedgewick/Exercises/FactorialModMRecursive/FactorialModMRecursive.cpp"><text:span text:style-name="T4">Deeply nested recursive calls</text:span></text:a></text:p>
        </text:list-item>
        <text:list-item>
          <text:p text:style-name="P6"><text:a xlink:type="simple" xlink:href="../Algorithms%20in%20C++,%20Parts%201-4~%20Fundamentals,%20Data%20Structure,%20Sorting,%20Searching%20-%203rd%20Edition%20-%20Sedgewick/Exercises/JosephusRecursive/JosepusRecursive.cpp"><text:span text:style-name="T4">Josephus problem</text:span></text:a></text:p>
        </text:list-item>
        <text:list-item>
          <text:p text:style-name="P6"><text:a xlink:type="simple" xlink:href="../Algorithms%20in%20C++,%20Parts%201-4~%20Fundamentals,%20Data%20Structure,%20Sorting,%20Searching%20-%203rd%20Edition%20-%20Sedgewick/Exercises/ReverseListRecursive/ReveresListRecursive.cpp"><text:span text:style-name="T4">Reverse list</text:span></text:a></text:p>
        </text:list-item>
        <text:list-item>
          <text:p text:style-name="P7"><text:a xlink:type="simple" xlink:href="../PostfixEvaluation.txt"><text:span text:style-name="T1">Postfix evaluation</text:span></text:a><text:span text:style-name="T3"> </text:span><text:span text:style-name="T5">- </text:span><text:a xlink:type="simple" xlink:href="../Algorithms%20in%20C++,%20Parts%201-4~%20Fundamentals,%20Data%20Structure,%20Sorting,%20Searching%20-%203rd%20Edition%20-%20Sedgewick/Exercises/PostfixEvaluationRecursive/PostfixEvaluationRecursive.cpp"><text:span text:style-name="T3">Recursive implementation</text:span></text:a></text:p>
        </text:list-item>
        <text:list-item>
          <text:p text:style-name="P7"><text:a xlink:type="simple" xlink:href="../PrefixEvaluation.txt"><text:span text:style-name="T2">Prefix evaluation</text:span></text:a><text:span text:style-name="T2"> </text:span><text:span text:style-name="T5">- </text:span><text:a xlink:type="simple" xlink:href="../Algorithms%20in%20C++,%20Parts%201-4~%20Fundamentals,%20Data%20Structure,%20Sorting,%20Searching%20-%203rd%20Edition%20-%20Sedgewick/Exercises/PrefixEvaluationRecursive/PrefixEvaluationRecursive.cpp"><text:span text:style-name="T3">Recursive implementation</text:span></text:a></text:p>
        </text:list-item>
        <text:list-item>
          <text:p text:style-name="P7"><text:a xlink:type="simple" xlink:href="../InfixEval.txt"><text:span text:style-name="T1">Infix evaluation</text:span></text:a><text:span text:style-name="T1"> </text:span><text:span text:style-name="T5">- </text:span><text:a xlink:type="simple" xlink:href="../Algorithms%20in%20C++,%20Parts%201-4~%20Fundamentals,%20Data%20Structure,%20Sorting,%20Searching%20-%203rd%20Edition%20-%20Sedgewick/Exercises/PrefixEvaluationRecursive/PrefixEvaluationRecursive.cpp"><text:span text:style-name="T3">Recursive implementation</text:span></text:a></text:p>
        </text:list-item>
      </text:list>
      <text:p text:style-name="P3"/>
      <text:p text:style-name="P1">Conversion</text:p>
      <text:list xml:id="list7157388811392817000" text:style-name="L2">
        <text:list-item>
          <text:p text:style-name="P8"><text:span text:style-name="T3">Infix to postfix </text:span><text:span text:style-name="T5">- </text:span><text:a xlink:type="simple" xlink:href="../Algorithms%20in%20C++,%20Parts%201-4~%20Fundamentals,%20Data%20Structure,%20Sorting,%20Searching%20-%203rd%20Edition%20-%20Sedgewick/Exercises/InfixToPostfixRecursive/InfixToPostfixRecursive.cpp"><text:span text:style-name="T3">Recursive implementation</text:span></text:a></text:p>
        </text:list-item>
        <text:list-item>
          <text:p text:style-name="P8"><text:span text:style-name="T3">Postfix to infix </text:span><text:span text:style-name="T5">- </text:span><text:a xlink:type="simple" xlink:href="../Algorithms%20in%20C++,%20Parts%201-4~%20Fundamentals,%20Data%20Structure,%20Sorting,%20Searching%20-%203rd%20Edition%20-%20Sedgewick/Exercises/PostfixToInfixRecursive/PostfixToInfixRecursive.cpp"><text:span text:style-name="T3">Recursive implementation</text:span></text:a></text:p>
        </text:list-item>
      </text:list>
      <text:p text:style-name="P9"><text:span text:style-name="T3"/></text:p>
      <text:p text:style-name="P10"><text:span text:style-name="T6">binary search tree algorithms</text:span>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1-05T10:56:10</meta:creation-date>
    <dc:date>2013-04-26T13:25:43</dc:date>
    <dc:creator>Kempa </dc:creator>
    <meta:editing-duration>PT9M36S</meta:editing-duration>
    <meta:editing-cycles>7</meta:editing-cycles>
    <meta:generator>LibreOffice/4.0.2.2$Linux_x86 LibreOffice_project/400m0$Build-2</meta:generator>
    <meta:document-statistic meta:table-count="0" meta:image-count="0" meta:object-count="0" meta:page-count="1" meta:paragraph-count="11" meta:word-count="50" meta:character-count="342" meta:non-whitespace-character-count="311"/>
  </office:meta>
</office:document-meta>
</file>